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93a" officeooo:paragraph-rsid="001399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archivo .o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7:17:38.802566648</meta:creation-date>
    <dc:date>2022-09-13T17:17:56.350155778</dc:date>
    <meta:editing-duration>PT17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3.5.2$Linux_X86_64 LibreOffice_project/30$Build-2</meta:generator>
  </office:meta>
</office:document-meta>
</file>